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" table:style-name="ta1">
        <table:shapes>
          <draw:frame draw:z-index="0" draw:style-name="gr1" draw:text-style-name="P1" svg:width="950.4pt" svg:height="359.15pt" svg:x="3.12pt" svg:y="258.26pt">
            <draw:object draw:notify-on-update-of-ranges="'queue-results'.A1:'queue-results'.A1 'queue-results'.A2:'queue-results'.A20 'queue-results'.B1:'queue-results'.B1 'queue-results'.B2:'queue-results'.B20 'queue-results'.A1:'queue-results'.A1 'queue-results'.A2:'queue-results'.A20 'queue-results'.C1:'queue-results'.C1 'queue-results'.C2:'queue-results'.C20 'queue-results'.A1:'queue-results'.A1 'queue-results'.A2:'queue-results'.A20 'queue-results'.D1:'queue-results'.D1 'queue-results'.D2:'queue-results'.D20 'queue-results'.A1:'queue-results'.A1 'queue-results'.A2:'queue-results'.A20 'queue-results'.E1:'queue-results'.E1 'queue-results'.E2:'queue-results'.E20 'queue-results'.A1:'queue-results'.A1 'queue-results'.A2:'queue-results'.A20 'queue-results'.F1:'queue-results'.F1 'queue-results'.F2:'queue-results'.F20 'queue-results'.A1:'queue-results'.A1 'queue-results'.A2:'queue-results'.A20 'queue-results'.G1:'queue-results'.G1 'queue-results'.G2:'queue-results'.G20 'queue-results'.A1:'queue-results'.A1 'queue-results'.A2:'queue-results'.A20 'queue-results'.H1:'queue-results'.H1 'queue-results'.H2:'queue-results'.H20 'queue-results'.A1:'queue-results'.A1 'queue-results'.A2:'queue-results'.A20 'queue-results'.I1:'queue-results'.I1 'queue-results'.I2:'queue-results'.I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tbb::concurent_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5700" calcext:value-type="float">
            <text:p>2245700</text:p>
          </table:table-cell>
          <table:table-cell office:value-type="float" office:value="3890540" calcext:value-type="float">
            <text:p>3890540</text:p>
          </table:table-cell>
          <table:table-cell office:value-type="float" office:value="3770010" calcext:value-type="float">
            <text:p>3770010</text:p>
          </table:table-cell>
          <table:table-cell office:value-type="float" office:value="2499580" calcext:value-type="float">
            <text:p>2499580</text:p>
          </table:table-cell>
          <table:table-cell office:value-type="float" office:value="3491550" calcext:value-type="float">
            <text:p>3491550</text:p>
          </table:table-cell>
          <table:table-cell office:value-type="float" office:value="3904150" calcext:value-type="float">
            <text:p>3904150</text:p>
          </table:table-cell>
          <table:table-cell office:value-type="float" office:value="3847590" calcext:value-type="float">
            <text:p>3847590</text:p>
          </table:table-cell>
          <table:table-cell office:value-type="float" office:value="3759650" calcext:value-type="float">
            <text:p>3759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9980" calcext:value-type="float">
            <text:p>1479980</text:p>
          </table:table-cell>
          <table:table-cell office:value-type="float" office:value="1665090" calcext:value-type="float">
            <text:p>1665090</text:p>
          </table:table-cell>
          <table:table-cell office:value-type="float" office:value="1694890" calcext:value-type="float">
            <text:p>1694890</text:p>
          </table:table-cell>
          <table:table-cell office:value-type="float" office:value="1729670" calcext:value-type="float">
            <text:p>1729670</text:p>
          </table:table-cell>
          <table:table-cell office:value-type="float" office:value="3458990" calcext:value-type="float">
            <text:p>3458990</text:p>
          </table:table-cell>
          <table:table-cell office:value-type="float" office:value="1640550" calcext:value-type="float">
            <text:p>1640550</text:p>
          </table:table-cell>
          <table:table-cell office:value-type="float" office:value="1744660" calcext:value-type="float">
            <text:p>1744660</text:p>
          </table:table-cell>
          <table:table-cell office:value-type="float" office:value="3512150" calcext:value-type="float">
            <text:p>3512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6490" calcext:value-type="float">
            <text:p>1266490</text:p>
          </table:table-cell>
          <table:table-cell office:value-type="float" office:value="1683490" calcext:value-type="float">
            <text:p>1683490</text:p>
          </table:table-cell>
          <table:table-cell office:value-type="float" office:value="1688700" calcext:value-type="float">
            <text:p>1688700</text:p>
          </table:table-cell>
          <table:table-cell office:value-type="float" office:value="1669540" calcext:value-type="float">
            <text:p>1669540</text:p>
          </table:table-cell>
          <table:table-cell office:value-type="float" office:value="3417060" calcext:value-type="float">
            <text:p>3417060</text:p>
          </table:table-cell>
          <table:table-cell office:value-type="float" office:value="1647400" calcext:value-type="float">
            <text:p>1647400</text:p>
          </table:table-cell>
          <table:table-cell office:value-type="float" office:value="1761150" calcext:value-type="float">
            <text:p>1761150</text:p>
          </table:table-cell>
          <table:table-cell office:value-type="float" office:value="3325500" calcext:value-type="float">
            <text:p>3325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5710" calcext:value-type="float">
            <text:p>1115710</text:p>
          </table:table-cell>
          <table:table-cell office:value-type="float" office:value="1675440" calcext:value-type="float">
            <text:p>1675440</text:p>
          </table:table-cell>
          <table:table-cell office:value-type="float" office:value="1657720" calcext:value-type="float">
            <text:p>1657720</text:p>
          </table:table-cell>
          <table:table-cell office:value-type="float" office:value="1664930" calcext:value-type="float">
            <text:p>1664930</text:p>
          </table:table-cell>
          <table:table-cell office:value-type="float" office:value="3409530" calcext:value-type="float">
            <text:p>3409530</text:p>
          </table:table-cell>
          <table:table-cell office:value-type="float" office:value="1624490" calcext:value-type="float">
            <text:p>1624490</text:p>
          </table:table-cell>
          <table:table-cell office:value-type="float" office:value="1734800" calcext:value-type="float">
            <text:p>1734800</text:p>
          </table:table-cell>
          <table:table-cell office:value-type="float" office:value="3158000" calcext:value-type="float">
            <text:p>315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8560" calcext:value-type="float">
            <text:p>1008560</text:p>
          </table:table-cell>
          <table:table-cell office:value-type="float" office:value="1659510" calcext:value-type="float">
            <text:p>1659510</text:p>
          </table:table-cell>
          <table:table-cell office:value-type="float" office:value="1654260" calcext:value-type="float">
            <text:p>1654260</text:p>
          </table:table-cell>
          <table:table-cell office:value-type="float" office:value="1659070" calcext:value-type="float">
            <text:p>1659070</text:p>
          </table:table-cell>
          <table:table-cell office:value-type="float" office:value="3367440" calcext:value-type="float">
            <text:p>3367440</text:p>
          </table:table-cell>
          <table:table-cell office:value-type="float" office:value="1628740" calcext:value-type="float">
            <text:p>1628740</text:p>
          </table:table-cell>
          <table:table-cell office:value-type="float" office:value="1730800" calcext:value-type="float">
            <text:p>1730800</text:p>
          </table:table-cell>
          <table:table-cell office:value-type="float" office:value="2938670" calcext:value-type="float">
            <text:p>29386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8201" calcext:value-type="float">
            <text:p>858201</text:p>
          </table:table-cell>
          <table:table-cell office:value-type="float" office:value="1656800" calcext:value-type="float">
            <text:p>1656800</text:p>
          </table:table-cell>
          <table:table-cell office:value-type="float" office:value="1655610" calcext:value-type="float">
            <text:p>1655610</text:p>
          </table:table-cell>
          <table:table-cell office:value-type="float" office:value="1643890" calcext:value-type="float">
            <text:p>1643890</text:p>
          </table:table-cell>
          <table:table-cell office:value-type="float" office:value="3314720" calcext:value-type="float">
            <text:p>3314720</text:p>
          </table:table-cell>
          <table:table-cell office:value-type="float" office:value="1162960" calcext:value-type="float">
            <text:p>1162960</text:p>
          </table:table-cell>
          <table:table-cell office:value-type="float" office:value="1786670" calcext:value-type="float">
            <text:p>1786670</text:p>
          </table:table-cell>
          <table:table-cell office:value-type="float" office:value="1734130" calcext:value-type="float">
            <text:p>17341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4913" calcext:value-type="float">
            <text:p>804913</text:p>
          </table:table-cell>
          <table:table-cell office:value-type="float" office:value="1656540" calcext:value-type="float">
            <text:p>1656540</text:p>
          </table:table-cell>
          <table:table-cell office:value-type="float" office:value="1668950" calcext:value-type="float">
            <text:p>1668950</text:p>
          </table:table-cell>
          <table:table-cell office:value-type="float" office:value="1655460" calcext:value-type="float">
            <text:p>1655460</text:p>
          </table:table-cell>
          <table:table-cell office:value-type="float" office:value="3253440" calcext:value-type="float">
            <text:p>3253440</text:p>
          </table:table-cell>
          <table:table-cell office:value-type="float" office:value="1147230" calcext:value-type="float">
            <text:p>1147230</text:p>
          </table:table-cell>
          <table:table-cell office:value-type="float" office:value="1785260" calcext:value-type="float">
            <text:p>1785260</text:p>
          </table:table-cell>
          <table:table-cell office:value-type="float" office:value="1639010" calcext:value-type="float">
            <text:p>16390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3828" calcext:value-type="float">
            <text:p>863828</text:p>
          </table:table-cell>
          <table:table-cell office:value-type="float" office:value="1649100" calcext:value-type="float">
            <text:p>1649100</text:p>
          </table:table-cell>
          <table:table-cell office:value-type="float" office:value="1656830" calcext:value-type="float">
            <text:p>1656830</text:p>
          </table:table-cell>
          <table:table-cell office:value-type="float" office:value="1648360" calcext:value-type="float">
            <text:p>1648360</text:p>
          </table:table-cell>
          <table:table-cell office:value-type="float" office:value="3189340" calcext:value-type="float">
            <text:p>3189340</text:p>
          </table:table-cell>
          <table:table-cell office:value-type="float" office:value="1187920" calcext:value-type="float">
            <text:p>1187920</text:p>
          </table:table-cell>
          <table:table-cell office:value-type="float" office:value="1789400" calcext:value-type="float">
            <text:p>1789400</text:p>
          </table:table-cell>
          <table:table-cell office:value-type="float" office:value="1658900" calcext:value-type="float">
            <text:p>1658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0309" calcext:value-type="float">
            <text:p>780309</text:p>
          </table:table-cell>
          <table:table-cell office:value-type="float" office:value="1646740" calcext:value-type="float">
            <text:p>1646740</text:p>
          </table:table-cell>
          <table:table-cell office:value-type="float" office:value="1662800" calcext:value-type="float">
            <text:p>1662800</text:p>
          </table:table-cell>
          <table:table-cell office:value-type="float" office:value="1655080" calcext:value-type="float">
            <text:p>1655080</text:p>
          </table:table-cell>
          <table:table-cell office:value-type="float" office:value="3127090" calcext:value-type="float">
            <text:p>3127090</text:p>
          </table:table-cell>
          <table:table-cell office:value-type="float" office:value="1209780" calcext:value-type="float">
            <text:p>1209780</text:p>
          </table:table-cell>
          <table:table-cell office:value-type="float" office:value="1796410" calcext:value-type="float">
            <text:p>1796410</text:p>
          </table:table-cell>
          <table:table-cell office:value-type="float" office:value="1673910" calcext:value-type="float">
            <text:p>16739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6378" calcext:value-type="float">
            <text:p>796378</text:p>
          </table:table-cell>
          <table:table-cell office:value-type="float" office:value="1630270" calcext:value-type="float">
            <text:p>1630270</text:p>
          </table:table-cell>
          <table:table-cell office:value-type="float" office:value="1662750" calcext:value-type="float">
            <text:p>1662750</text:p>
          </table:table-cell>
          <table:table-cell office:value-type="float" office:value="1638750" calcext:value-type="float">
            <text:p>1638750</text:p>
          </table:table-cell>
          <table:table-cell office:value-type="float" office:value="3056880" calcext:value-type="float">
            <text:p>3056880</text:p>
          </table:table-cell>
          <table:table-cell office:value-type="float" office:value="1209230" calcext:value-type="float">
            <text:p>1209230</text:p>
          </table:table-cell>
          <table:table-cell office:value-type="float" office:value="1790820" calcext:value-type="float">
            <text:p>1790820</text:p>
          </table:table-cell>
          <table:table-cell office:value-type="float" office:value="1700200" calcext:value-type="float">
            <text:p>17002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0375" calcext:value-type="float">
            <text:p>910375</text:p>
          </table:table-cell>
          <table:table-cell office:value-type="float" office:value="1655050" calcext:value-type="float">
            <text:p>1655050</text:p>
          </table:table-cell>
          <table:table-cell office:value-type="float" office:value="1667150" calcext:value-type="float">
            <text:p>1667150</text:p>
          </table:table-cell>
          <table:table-cell office:value-type="float" office:value="1645360" calcext:value-type="float">
            <text:p>1645360</text:p>
          </table:table-cell>
          <table:table-cell office:value-type="float" office:value="2997860" calcext:value-type="float">
            <text:p>2997860</text:p>
          </table:table-cell>
          <table:table-cell office:value-type="float" office:value="1227430" calcext:value-type="float">
            <text:p>1227430</text:p>
          </table:table-cell>
          <table:table-cell office:value-type="float" office:value="1768400" calcext:value-type="float">
            <text:p>1768400</text:p>
          </table:table-cell>
          <table:table-cell office:value-type="float" office:value="1714450" calcext:value-type="float">
            <text:p>17144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6543" calcext:value-type="float">
            <text:p>866543</text:p>
          </table:table-cell>
          <table:table-cell office:value-type="float" office:value="1648820" calcext:value-type="float">
            <text:p>1648820</text:p>
          </table:table-cell>
          <table:table-cell office:value-type="float" office:value="1642660" calcext:value-type="float">
            <text:p>1642660</text:p>
          </table:table-cell>
          <table:table-cell office:value-type="float" office:value="1643440" calcext:value-type="float">
            <text:p>1643440</text:p>
          </table:table-cell>
          <table:table-cell office:value-type="float" office:value="2954300" calcext:value-type="float">
            <text:p>2954300</text:p>
          </table:table-cell>
          <table:table-cell office:value-type="float" office:value="1225260" calcext:value-type="float">
            <text:p>1225260</text:p>
          </table:table-cell>
          <table:table-cell office:value-type="float" office:value="1795240" calcext:value-type="float">
            <text:p>1795240</text:p>
          </table:table-cell>
          <table:table-cell office:value-type="float" office:value="1742210" calcext:value-type="float">
            <text:p>17422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9496" calcext:value-type="float">
            <text:p>819496</text:p>
          </table:table-cell>
          <table:table-cell office:value-type="float" office:value="1646030" calcext:value-type="float">
            <text:p>1646030</text:p>
          </table:table-cell>
          <table:table-cell office:value-type="float" office:value="1650870" calcext:value-type="float">
            <text:p>1650870</text:p>
          </table:table-cell>
          <table:table-cell office:value-type="float" office:value="1646010" calcext:value-type="float">
            <text:p>1646010</text:p>
          </table:table-cell>
          <table:table-cell office:value-type="float" office:value="2863560" calcext:value-type="float">
            <text:p>2863560</text:p>
          </table:table-cell>
          <table:table-cell office:value-type="float" office:value="1234690" calcext:value-type="float">
            <text:p>1234690</text:p>
          </table:table-cell>
          <table:table-cell office:value-type="float" office:value="1783350" calcext:value-type="float">
            <text:p>1783350</text:p>
          </table:table-cell>
          <table:table-cell office:value-type="float" office:value="1765070" calcext:value-type="float">
            <text:p>17650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0850" calcext:value-type="float">
            <text:p>800850</text:p>
          </table:table-cell>
          <table:table-cell office:value-type="float" office:value="1653200" calcext:value-type="float">
            <text:p>1653200</text:p>
          </table:table-cell>
          <table:table-cell office:value-type="float" office:value="1650300" calcext:value-type="float">
            <text:p>1650300</text:p>
          </table:table-cell>
          <table:table-cell office:value-type="float" office:value="1644800" calcext:value-type="float">
            <text:p>1644800</text:p>
          </table:table-cell>
          <table:table-cell office:value-type="float" office:value="2843150" calcext:value-type="float">
            <text:p>2843150</text:p>
          </table:table-cell>
          <table:table-cell office:value-type="float" office:value="1238470" calcext:value-type="float">
            <text:p>1238470</text:p>
          </table:table-cell>
          <table:table-cell office:value-type="float" office:value="1761780" calcext:value-type="float">
            <text:p>1761780</text:p>
          </table:table-cell>
          <table:table-cell office:value-type="float" office:value="1753970" calcext:value-type="float">
            <text:p>175397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2396" calcext:value-type="float">
            <text:p>772396</text:p>
          </table:table-cell>
          <table:table-cell office:value-type="float" office:value="1641420" calcext:value-type="float">
            <text:p>1641420</text:p>
          </table:table-cell>
          <table:table-cell office:value-type="float" office:value="1649910" calcext:value-type="float">
            <text:p>1649910</text:p>
          </table:table-cell>
          <table:table-cell office:value-type="float" office:value="1645080" calcext:value-type="float">
            <text:p>1645080</text:p>
          </table:table-cell>
          <table:table-cell office:value-type="float" office:value="2775980" calcext:value-type="float">
            <text:p>2775980</text:p>
          </table:table-cell>
          <table:table-cell office:value-type="float" office:value="1231100" calcext:value-type="float">
            <text:p>1231100</text:p>
          </table:table-cell>
          <table:table-cell office:value-type="float" office:value="1792400" calcext:value-type="float">
            <text:p>1792400</text:p>
          </table:table-cell>
          <table:table-cell office:value-type="float" office:value="1771840" calcext:value-type="float">
            <text:p>17718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8585" calcext:value-type="float">
            <text:p>798585</text:p>
          </table:table-cell>
          <table:table-cell office:value-type="float" office:value="1639850" calcext:value-type="float">
            <text:p>1639850</text:p>
          </table:table-cell>
          <table:table-cell office:value-type="float" office:value="1654000" calcext:value-type="float">
            <text:p>1654000</text:p>
          </table:table-cell>
          <table:table-cell office:value-type="float" office:value="1645930" calcext:value-type="float">
            <text:p>1645930</text:p>
          </table:table-cell>
          <table:table-cell office:value-type="float" office:value="2715980" calcext:value-type="float">
            <text:p>2715980</text:p>
          </table:table-cell>
          <table:table-cell office:value-type="float" office:value="1232060" calcext:value-type="float">
            <text:p>1232060</text:p>
          </table:table-cell>
          <table:table-cell office:value-type="float" office:value="1772950" calcext:value-type="float">
            <text:p>1772950</text:p>
          </table:table-cell>
          <table:table-cell office:value-type="float" office:value="1759350" calcext:value-type="float">
            <text:p>17593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7674" calcext:value-type="float">
            <text:p>857674</text:p>
          </table:table-cell>
          <table:table-cell office:value-type="float" office:value="1634250" calcext:value-type="float">
            <text:p>1634250</text:p>
          </table:table-cell>
          <table:table-cell office:value-type="float" office:value="1654990" calcext:value-type="float">
            <text:p>1654990</text:p>
          </table:table-cell>
          <table:table-cell office:value-type="float" office:value="1637260" calcext:value-type="float">
            <text:p>1637260</text:p>
          </table:table-cell>
          <table:table-cell office:value-type="float" office:value="2641440" calcext:value-type="float">
            <text:p>2641440</text:p>
          </table:table-cell>
          <table:table-cell office:value-type="float" office:value="1267340" calcext:value-type="float">
            <text:p>1267340</text:p>
          </table:table-cell>
          <table:table-cell office:value-type="float" office:value="1771640" calcext:value-type="float">
            <text:p>1771640</text:p>
          </table:table-cell>
          <table:table-cell office:value-type="float" office:value="1760430" calcext:value-type="float">
            <text:p>17604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17207" calcext:value-type="float">
            <text:p>917207</text:p>
          </table:table-cell>
          <table:table-cell office:value-type="float" office:value="1643340" calcext:value-type="float">
            <text:p>1643340</text:p>
          </table:table-cell>
          <table:table-cell office:value-type="float" office:value="1650950" calcext:value-type="float">
            <text:p>1650950</text:p>
          </table:table-cell>
          <table:table-cell office:value-type="float" office:value="1647690" calcext:value-type="float">
            <text:p>1647690</text:p>
          </table:table-cell>
          <table:table-cell office:value-type="float" office:value="2600470" calcext:value-type="float">
            <text:p>2600470</text:p>
          </table:table-cell>
          <table:table-cell office:value-type="float" office:value="1232190" calcext:value-type="float">
            <text:p>1232190</text:p>
          </table:table-cell>
          <table:table-cell office:value-type="float" office:value="1763380" calcext:value-type="float">
            <text:p>1763380</text:p>
          </table:table-cell>
          <table:table-cell office:value-type="float" office:value="1769950" calcext:value-type="float">
            <text:p>17699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17054" calcext:value-type="float">
            <text:p>917054</text:p>
          </table:table-cell>
          <table:table-cell office:value-type="float" office:value="1643930" calcext:value-type="float">
            <text:p>1643930</text:p>
          </table:table-cell>
          <table:table-cell office:value-type="float" office:value="1651060" calcext:value-type="float">
            <text:p>1651060</text:p>
          </table:table-cell>
          <table:table-cell office:value-type="float" office:value="1631790" calcext:value-type="float">
            <text:p>1631790</text:p>
          </table:table-cell>
          <table:table-cell office:value-type="float" office:value="2560200" calcext:value-type="float">
            <text:p>2560200</text:p>
          </table:table-cell>
          <table:table-cell office:value-type="float" office:value="1197950" calcext:value-type="float">
            <text:p>1197950</text:p>
          </table:table-cell>
          <table:table-cell office:value-type="float" office:value="1777440" calcext:value-type="float">
            <text:p>1777440</text:p>
          </table:table-cell>
          <table:table-cell office:value-type="float" office:value="1760290" calcext:value-type="float">
            <text:p>17602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49:47.893957152</dc:date>
    <dc:creator>andrew </dc:creator>
    <meta:editing-duration>PT1M9S</meta:editing-duration>
    <meta:editing-cycles>1</meta:editing-cycles>
    <meta:document-statistic meta:table-count="1" meta:cell-count="18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529cm" svg:height="12.671cm" xlink:href=".." xlink:type="simple" chart:class="chart:scatter" chart:style-name="ch1">
        <chart:legend chart:legend-position="end" svg:x="28.243cm" svg:y="4.293cm" style:legend-expansion="high" chart:style-name="ch2"/>
        <chart:plot-area chart:style-name="ch3" table:cell-range-address="'queue-results'.A1:'queue-results'.I20" chart:data-source-has-labels="row" svg:x="0.67cm" svg:y="0.253cm" svg:width="26.903cm" svg:height="12.165cm">
          <chartooo:coordinate-region svg:x="2.217cm" svg:y="0.453cm" svg:width="25.076cm" svg:height="11.3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'.B2:'queue-results'.B20" chart:label-cell-address="'queue-results'.B1:'queue-results'.B1" chart:class="chart:scatter">
            <chart:domain table:cell-range-address="'queue-results'.A2:'queue-results'.A20"/>
            <chart:data-point chart:repeated="19"/>
          </chart:series>
          <chart:series chart:style-name="ch7" chart:values-cell-range-address="'queue-results'.C2:'queue-results'.C20" chart:label-cell-address="'queue-results'.C1:'queue-results'.C1" chart:class="chart:scatter">
            <chart:data-point chart:repeated="19"/>
          </chart:series>
          <chart:series chart:style-name="ch8" chart:values-cell-range-address="'queue-results'.D2:'queue-results'.D20" chart:label-cell-address="'queue-results'.D1:'queue-results'.D1" chart:class="chart:scatter">
            <chart:data-point chart:repeated="19"/>
          </chart:series>
          <chart:series chart:style-name="ch9" chart:values-cell-range-address="'queue-results'.E2:'queue-results'.E20" chart:label-cell-address="'queue-results'.E1:'queue-results'.E1" chart:class="chart:scatter">
            <chart:data-point chart:repeated="19"/>
          </chart:series>
          <chart:series chart:style-name="ch10" chart:values-cell-range-address="'queue-results'.F2:'queue-results'.F20" chart:label-cell-address="'queue-results'.F1:'queue-results'.F1" chart:class="chart:scatter">
            <chart:data-point chart:repeated="19"/>
          </chart:series>
          <chart:series chart:style-name="ch11" chart:values-cell-range-address="'queue-results'.G2:'queue-results'.G20" chart:label-cell-address="'queue-results'.G1:'queue-results'.G1" chart:class="chart:scatter">
            <chart:data-point chart:repeated="19"/>
          </chart:series>
          <chart:series chart:style-name="ch12" chart:values-cell-range-address="'queue-results'.H2:'queue-results'.H20" chart:label-cell-address="'queue-results'.H1:'queue-results'.H1" chart:class="chart:scatter">
            <chart:data-point chart:repeated="19"/>
          </chart:series>
          <chart:series chart:style-name="ch13" chart:values-cell-range-address="'queue-results'.I2:'queue-results'.I20" chart:label-cell-address="'queue-results'.I1:'queue-results'.I1" chart:class="chart:scatte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 queue"</text:p>
                <draw:g>
                  <svg:desc>'queue-results'.B1:'queue-results'.B1</svg:desc>
                </draw:g>
              </table:table-cell>
              <table:table-cell office:value-type="string">
                <text:p>lock-free queue with pool"</text:p>
                <draw:g>
                  <svg:desc>'queue-results'.C1:'queue-results'.C1</svg:desc>
                </draw:g>
              </table:table-cell>
              <table:table-cell office:value-type="string">
                <text:p>boost::lockfree::queue"</text:p>
                <draw:g>
                  <svg:desc>'queue-results'.D1:'queue-results'.D1</svg:desc>
                </draw:g>
              </table:table-cell>
              <table:table-cell office:value-type="string">
                <text:p>cds::container::msqueue"</text:p>
                <draw:g>
                  <svg:desc>'queue-results'.E1:'queue-results'.E1</svg:desc>
                </draw:g>
              </table:table-cell>
              <table:table-cell office:value-type="string">
                <text:p>cds::container::fcqueue"</text:p>
                <draw:g>
                  <svg:desc>'queue-results'.F1:'queue-results'.F1</svg:desc>
                </draw:g>
              </table:table-cell>
              <table:table-cell office:value-type="string">
                <text:p>tbb::concurent_queue"</text:p>
                <draw:g>
                  <svg:desc>'queue-results'.G1:'queue-results'.G1</svg:desc>
                </draw:g>
              </table:table-cell>
              <table:table-cell office:value-type="string">
                <text:p>std::queue with mutex"</text:p>
                <draw:g>
                  <svg:desc>'queue-results'.H1:'queue-results'.H1</svg:desc>
                </draw:g>
              </table:table-cell>
              <table:table-cell office:value-type="string">
                <text:p>std::queue with spin-lock"</text:p>
                <draw:g>
                  <svg:desc>'queue-results'.I1:'queue-result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'.A2:'queue-results'.A20</svg:desc>
                </draw:g>
              </table:table-cell>
              <table:table-cell office:value-type="float" office:value="2245700">
                <text:p>2245700</text:p>
                <draw:g>
                  <svg:desc>'queue-results'.B2:'queue-results'.B20</svg:desc>
                </draw:g>
              </table:table-cell>
              <table:table-cell office:value-type="float" office:value="3890540">
                <text:p>3890540</text:p>
                <draw:g>
                  <svg:desc>'queue-results'.C2:'queue-results'.C20</svg:desc>
                </draw:g>
              </table:table-cell>
              <table:table-cell office:value-type="float" office:value="3770010">
                <text:p>3770010</text:p>
                <draw:g>
                  <svg:desc>'queue-results'.D2:'queue-results'.D20</svg:desc>
                </draw:g>
              </table:table-cell>
              <table:table-cell office:value-type="float" office:value="2499580">
                <text:p>2499580</text:p>
                <draw:g>
                  <svg:desc>'queue-results'.E2:'queue-results'.E20</svg:desc>
                </draw:g>
              </table:table-cell>
              <table:table-cell office:value-type="float" office:value="3491550">
                <text:p>3491550</text:p>
                <draw:g>
                  <svg:desc>'queue-results'.F2:'queue-results'.F20</svg:desc>
                </draw:g>
              </table:table-cell>
              <table:table-cell office:value-type="float" office:value="3904150">
                <text:p>3904150</text:p>
                <draw:g>
                  <svg:desc>'queue-results'.G2:'queue-results'.G20</svg:desc>
                </draw:g>
              </table:table-cell>
              <table:table-cell office:value-type="float" office:value="3847590">
                <text:p>3847590</text:p>
                <draw:g>
                  <svg:desc>'queue-results'.H2:'queue-results'.H20</svg:desc>
                </draw:g>
              </table:table-cell>
              <table:table-cell office:value-type="float" office:value="3759650">
                <text:p>3759650</text:p>
                <draw:g>
                  <svg:desc>'queue-results'.I2:'queue-results'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79980">
                <text:p>1479980</text:p>
              </table:table-cell>
              <table:table-cell office:value-type="float" office:value="1665090">
                <text:p>1665090</text:p>
              </table:table-cell>
              <table:table-cell office:value-type="float" office:value="1694890">
                <text:p>1694890</text:p>
              </table:table-cell>
              <table:table-cell office:value-type="float" office:value="1729670">
                <text:p>1729670</text:p>
              </table:table-cell>
              <table:table-cell office:value-type="float" office:value="3458990">
                <text:p>3458990</text:p>
              </table:table-cell>
              <table:table-cell office:value-type="float" office:value="1640550">
                <text:p>1640550</text:p>
              </table:table-cell>
              <table:table-cell office:value-type="float" office:value="1744660">
                <text:p>1744660</text:p>
              </table:table-cell>
              <table:table-cell office:value-type="float" office:value="3512150">
                <text:p>3512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66490">
                <text:p>1266490</text:p>
              </table:table-cell>
              <table:table-cell office:value-type="float" office:value="1683490">
                <text:p>1683490</text:p>
              </table:table-cell>
              <table:table-cell office:value-type="float" office:value="1688700">
                <text:p>1688700</text:p>
              </table:table-cell>
              <table:table-cell office:value-type="float" office:value="1669540">
                <text:p>1669540</text:p>
              </table:table-cell>
              <table:table-cell office:value-type="float" office:value="3417060">
                <text:p>3417060</text:p>
              </table:table-cell>
              <table:table-cell office:value-type="float" office:value="1647400">
                <text:p>1647400</text:p>
              </table:table-cell>
              <table:table-cell office:value-type="float" office:value="1761150">
                <text:p>1761150</text:p>
              </table:table-cell>
              <table:table-cell office:value-type="float" office:value="3325500">
                <text:p>3325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115710">
                <text:p>1115710</text:p>
              </table:table-cell>
              <table:table-cell office:value-type="float" office:value="1675440">
                <text:p>1675440</text:p>
              </table:table-cell>
              <table:table-cell office:value-type="float" office:value="1657720">
                <text:p>1657720</text:p>
              </table:table-cell>
              <table:table-cell office:value-type="float" office:value="1664930">
                <text:p>1664930</text:p>
              </table:table-cell>
              <table:table-cell office:value-type="float" office:value="3409530">
                <text:p>3409530</text:p>
              </table:table-cell>
              <table:table-cell office:value-type="float" office:value="1624490">
                <text:p>1624490</text:p>
              </table:table-cell>
              <table:table-cell office:value-type="float" office:value="1734800">
                <text:p>1734800</text:p>
              </table:table-cell>
              <table:table-cell office:value-type="float" office:value="3158000">
                <text:p>315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008560">
                <text:p>1008560</text:p>
              </table:table-cell>
              <table:table-cell office:value-type="float" office:value="1659510">
                <text:p>1659510</text:p>
              </table:table-cell>
              <table:table-cell office:value-type="float" office:value="1654260">
                <text:p>1654260</text:p>
              </table:table-cell>
              <table:table-cell office:value-type="float" office:value="1659070">
                <text:p>1659070</text:p>
              </table:table-cell>
              <table:table-cell office:value-type="float" office:value="3367440">
                <text:p>3367440</text:p>
              </table:table-cell>
              <table:table-cell office:value-type="float" office:value="1628740">
                <text:p>1628740</text:p>
              </table:table-cell>
              <table:table-cell office:value-type="float" office:value="1730800">
                <text:p>1730800</text:p>
              </table:table-cell>
              <table:table-cell office:value-type="float" office:value="2938670">
                <text:p>2938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858201">
                <text:p>858201</text:p>
              </table:table-cell>
              <table:table-cell office:value-type="float" office:value="1656800">
                <text:p>1656800</text:p>
              </table:table-cell>
              <table:table-cell office:value-type="float" office:value="1655610">
                <text:p>1655610</text:p>
              </table:table-cell>
              <table:table-cell office:value-type="float" office:value="1643890">
                <text:p>1643890</text:p>
              </table:table-cell>
              <table:table-cell office:value-type="float" office:value="3314720">
                <text:p>3314720</text:p>
              </table:table-cell>
              <table:table-cell office:value-type="float" office:value="1162960">
                <text:p>1162960</text:p>
              </table:table-cell>
              <table:table-cell office:value-type="float" office:value="1786670">
                <text:p>1786670</text:p>
              </table:table-cell>
              <table:table-cell office:value-type="float" office:value="1734130">
                <text:p>1734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804913">
                <text:p>804913</text:p>
              </table:table-cell>
              <table:table-cell office:value-type="float" office:value="1656540">
                <text:p>1656540</text:p>
              </table:table-cell>
              <table:table-cell office:value-type="float" office:value="1668950">
                <text:p>1668950</text:p>
              </table:table-cell>
              <table:table-cell office:value-type="float" office:value="1655460">
                <text:p>1655460</text:p>
              </table:table-cell>
              <table:table-cell office:value-type="float" office:value="3253440">
                <text:p>3253440</text:p>
              </table:table-cell>
              <table:table-cell office:value-type="float" office:value="1147230">
                <text:p>1147230</text:p>
              </table:table-cell>
              <table:table-cell office:value-type="float" office:value="1785260">
                <text:p>1785260</text:p>
              </table:table-cell>
              <table:table-cell office:value-type="float" office:value="1639010">
                <text:p>1639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863828">
                <text:p>863828</text:p>
              </table:table-cell>
              <table:table-cell office:value-type="float" office:value="1649100">
                <text:p>1649100</text:p>
              </table:table-cell>
              <table:table-cell office:value-type="float" office:value="1656830">
                <text:p>1656830</text:p>
              </table:table-cell>
              <table:table-cell office:value-type="float" office:value="1648360">
                <text:p>1648360</text:p>
              </table:table-cell>
              <table:table-cell office:value-type="float" office:value="3189340">
                <text:p>3189340</text:p>
              </table:table-cell>
              <table:table-cell office:value-type="float" office:value="1187920">
                <text:p>1187920</text:p>
              </table:table-cell>
              <table:table-cell office:value-type="float" office:value="1789400">
                <text:p>1789400</text:p>
              </table:table-cell>
              <table:table-cell office:value-type="float" office:value="1658900">
                <text:p>1658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780309">
                <text:p>780309</text:p>
              </table:table-cell>
              <table:table-cell office:value-type="float" office:value="1646740">
                <text:p>1646740</text:p>
              </table:table-cell>
              <table:table-cell office:value-type="float" office:value="1662800">
                <text:p>1662800</text:p>
              </table:table-cell>
              <table:table-cell office:value-type="float" office:value="1655080">
                <text:p>1655080</text:p>
              </table:table-cell>
              <table:table-cell office:value-type="float" office:value="3127090">
                <text:p>3127090</text:p>
              </table:table-cell>
              <table:table-cell office:value-type="float" office:value="1209780">
                <text:p>1209780</text:p>
              </table:table-cell>
              <table:table-cell office:value-type="float" office:value="1796410">
                <text:p>1796410</text:p>
              </table:table-cell>
              <table:table-cell office:value-type="float" office:value="1673910">
                <text:p>1673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796378">
                <text:p>796378</text:p>
              </table:table-cell>
              <table:table-cell office:value-type="float" office:value="1630270">
                <text:p>1630270</text:p>
              </table:table-cell>
              <table:table-cell office:value-type="float" office:value="1662750">
                <text:p>1662750</text:p>
              </table:table-cell>
              <table:table-cell office:value-type="float" office:value="1638750">
                <text:p>1638750</text:p>
              </table:table-cell>
              <table:table-cell office:value-type="float" office:value="3056880">
                <text:p>3056880</text:p>
              </table:table-cell>
              <table:table-cell office:value-type="float" office:value="1209230">
                <text:p>1209230</text:p>
              </table:table-cell>
              <table:table-cell office:value-type="float" office:value="1790820">
                <text:p>1790820</text:p>
              </table:table-cell>
              <table:table-cell office:value-type="float" office:value="1700200">
                <text:p>1700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910375">
                <text:p>910375</text:p>
              </table:table-cell>
              <table:table-cell office:value-type="float" office:value="1655050">
                <text:p>1655050</text:p>
              </table:table-cell>
              <table:table-cell office:value-type="float" office:value="1667150">
                <text:p>1667150</text:p>
              </table:table-cell>
              <table:table-cell office:value-type="float" office:value="1645360">
                <text:p>1645360</text:p>
              </table:table-cell>
              <table:table-cell office:value-type="float" office:value="2997860">
                <text:p>2997860</text:p>
              </table:table-cell>
              <table:table-cell office:value-type="float" office:value="1227430">
                <text:p>1227430</text:p>
              </table:table-cell>
              <table:table-cell office:value-type="float" office:value="1768400">
                <text:p>1768400</text:p>
              </table:table-cell>
              <table:table-cell office:value-type="float" office:value="1714450">
                <text:p>1714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866543">
                <text:p>866543</text:p>
              </table:table-cell>
              <table:table-cell office:value-type="float" office:value="1648820">
                <text:p>1648820</text:p>
              </table:table-cell>
              <table:table-cell office:value-type="float" office:value="1642660">
                <text:p>1642660</text:p>
              </table:table-cell>
              <table:table-cell office:value-type="float" office:value="1643440">
                <text:p>1643440</text:p>
              </table:table-cell>
              <table:table-cell office:value-type="float" office:value="2954300">
                <text:p>2954300</text:p>
              </table:table-cell>
              <table:table-cell office:value-type="float" office:value="1225260">
                <text:p>1225260</text:p>
              </table:table-cell>
              <table:table-cell office:value-type="float" office:value="1795240">
                <text:p>1795240</text:p>
              </table:table-cell>
              <table:table-cell office:value-type="float" office:value="1742210">
                <text:p>1742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819496">
                <text:p>819496</text:p>
              </table:table-cell>
              <table:table-cell office:value-type="float" office:value="1646030">
                <text:p>1646030</text:p>
              </table:table-cell>
              <table:table-cell office:value-type="float" office:value="1650870">
                <text:p>1650870</text:p>
              </table:table-cell>
              <table:table-cell office:value-type="float" office:value="1646010">
                <text:p>1646010</text:p>
              </table:table-cell>
              <table:table-cell office:value-type="float" office:value="2863560">
                <text:p>2863560</text:p>
              </table:table-cell>
              <table:table-cell office:value-type="float" office:value="1234690">
                <text:p>1234690</text:p>
              </table:table-cell>
              <table:table-cell office:value-type="float" office:value="1783350">
                <text:p>1783350</text:p>
              </table:table-cell>
              <table:table-cell office:value-type="float" office:value="1765070">
                <text:p>17650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800850">
                <text:p>800850</text:p>
              </table:table-cell>
              <table:table-cell office:value-type="float" office:value="1653200">
                <text:p>1653200</text:p>
              </table:table-cell>
              <table:table-cell office:value-type="float" office:value="1650300">
                <text:p>1650300</text:p>
              </table:table-cell>
              <table:table-cell office:value-type="float" office:value="1644800">
                <text:p>1644800</text:p>
              </table:table-cell>
              <table:table-cell office:value-type="float" office:value="2843150">
                <text:p>2843150</text:p>
              </table:table-cell>
              <table:table-cell office:value-type="float" office:value="1238470">
                <text:p>1238470</text:p>
              </table:table-cell>
              <table:table-cell office:value-type="float" office:value="1761780">
                <text:p>1761780</text:p>
              </table:table-cell>
              <table:table-cell office:value-type="float" office:value="1753970">
                <text:p>17539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772396">
                <text:p>772396</text:p>
              </table:table-cell>
              <table:table-cell office:value-type="float" office:value="1641420">
                <text:p>1641420</text:p>
              </table:table-cell>
              <table:table-cell office:value-type="float" office:value="1649910">
                <text:p>1649910</text:p>
              </table:table-cell>
              <table:table-cell office:value-type="float" office:value="1645080">
                <text:p>1645080</text:p>
              </table:table-cell>
              <table:table-cell office:value-type="float" office:value="2775980">
                <text:p>2775980</text:p>
              </table:table-cell>
              <table:table-cell office:value-type="float" office:value="1231100">
                <text:p>1231100</text:p>
              </table:table-cell>
              <table:table-cell office:value-type="float" office:value="1792400">
                <text:p>1792400</text:p>
              </table:table-cell>
              <table:table-cell office:value-type="float" office:value="1771840">
                <text:p>17718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798585">
                <text:p>798585</text:p>
              </table:table-cell>
              <table:table-cell office:value-type="float" office:value="1639850">
                <text:p>1639850</text:p>
              </table:table-cell>
              <table:table-cell office:value-type="float" office:value="1654000">
                <text:p>1654000</text:p>
              </table:table-cell>
              <table:table-cell office:value-type="float" office:value="1645930">
                <text:p>1645930</text:p>
              </table:table-cell>
              <table:table-cell office:value-type="float" office:value="2715980">
                <text:p>2715980</text:p>
              </table:table-cell>
              <table:table-cell office:value-type="float" office:value="1232060">
                <text:p>1232060</text:p>
              </table:table-cell>
              <table:table-cell office:value-type="float" office:value="1772950">
                <text:p>1772950</text:p>
              </table:table-cell>
              <table:table-cell office:value-type="float" office:value="1759350">
                <text:p>17593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857674">
                <text:p>857674</text:p>
              </table:table-cell>
              <table:table-cell office:value-type="float" office:value="1634250">
                <text:p>1634250</text:p>
              </table:table-cell>
              <table:table-cell office:value-type="float" office:value="1654990">
                <text:p>1654990</text:p>
              </table:table-cell>
              <table:table-cell office:value-type="float" office:value="1637260">
                <text:p>1637260</text:p>
              </table:table-cell>
              <table:table-cell office:value-type="float" office:value="2641440">
                <text:p>2641440</text:p>
              </table:table-cell>
              <table:table-cell office:value-type="float" office:value="1267340">
                <text:p>1267340</text:p>
              </table:table-cell>
              <table:table-cell office:value-type="float" office:value="1771640">
                <text:p>1771640</text:p>
              </table:table-cell>
              <table:table-cell office:value-type="float" office:value="1760430">
                <text:p>1760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917207">
                <text:p>917207</text:p>
              </table:table-cell>
              <table:table-cell office:value-type="float" office:value="1643340">
                <text:p>1643340</text:p>
              </table:table-cell>
              <table:table-cell office:value-type="float" office:value="1650950">
                <text:p>1650950</text:p>
              </table:table-cell>
              <table:table-cell office:value-type="float" office:value="1647690">
                <text:p>1647690</text:p>
              </table:table-cell>
              <table:table-cell office:value-type="float" office:value="2600470">
                <text:p>2600470</text:p>
              </table:table-cell>
              <table:table-cell office:value-type="float" office:value="1232190">
                <text:p>1232190</text:p>
              </table:table-cell>
              <table:table-cell office:value-type="float" office:value="1763380">
                <text:p>1763380</text:p>
              </table:table-cell>
              <table:table-cell office:value-type="float" office:value="1769950">
                <text:p>17699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">
                <text:p>241</text:p>
              </table:table-cell>
              <table:table-cell office:value-type="float" office:value="917054">
                <text:p>917054</text:p>
              </table:table-cell>
              <table:table-cell office:value-type="float" office:value="1643930">
                <text:p>1643930</text:p>
              </table:table-cell>
              <table:table-cell office:value-type="float" office:value="1651060">
                <text:p>1651060</text:p>
              </table:table-cell>
              <table:table-cell office:value-type="float" office:value="1631790">
                <text:p>1631790</text:p>
              </table:table-cell>
              <table:table-cell office:value-type="float" office:value="2560200">
                <text:p>2560200</text:p>
              </table:table-cell>
              <table:table-cell office:value-type="float" office:value="1197950">
                <text:p>1197950</text:p>
              </table:table-cell>
              <table:table-cell office:value-type="float" office:value="1777440">
                <text:p>1777440</text:p>
              </table:table-cell>
              <table:table-cell office:value-type="float" office:value="1760290">
                <text:p>1760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